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HelveticaNeue LT 65 Medium" svg:font-family="'HelveticaNeue LT 65 Medium'" style:font-adornments="Bold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HelveticaNeue LT 45 Light" svg:font-family="'HelveticaNeue LT 45 Light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758cm" fo:margin-right="0cm" fo:text-indent="0cm" style:auto-text-indent="false"/>
      <style:text-properties fo:font-size="8pt" style:font-size-asian="8pt" style:font-size-complex="8pt"/>
    </style:style>
    <style:style style:name="P2" style:family="paragraph" style:parent-style-name="Heading_20_1">
      <style:paragraph-properties fo:margin-left="0.635cm" fo:margin-right="0cm" fo:text-indent="0cm" style:auto-text-indent="false"/>
      <style:text-properties fo:font-size="7pt" style:font-size-asian="7pt" style:font-size-complex="7pt"/>
    </style:style>
    <style:style style:name="fr1" style:family="graphic" style:parent-style-name="Labels">
      <style:graphic-properties style:vertical-pos="top" style:vertical-rel="baseline" style:horizontal-pos="from-left" style:horizontal-rel="paragraph-conten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1" text:anchor-type="as-char" svg:width="7.001cm" svg:height="1.69cm" draw:z-index="0"><draw:text-box><text:section text:style-name="Sect1" text:name="MasterLabel"><text:h text:style-name="P2" text:outline-level="1" text:restart-numbering="true" text:start-value="1">GECKO3power <text:database-display text:table-name="Sheet1" text:table-type="table" text:column-name="S-Nr." text:database-name="serialnumbers">1</text:database-display> <text:database-next text:table-name="Sheet1" text:table-type="table" text:condition="ooow:TRUE" text:database-name="serialnumbers"/></text:h><text:p text:style-name="P1">Testdate: </text:p><text:h text:style-name="P2" text:outline-level="1">GECKO3power <text:database-display text:table-name="Sheet1" text:table-type="table" text:column-name="S-Nr." text:database-name="serialnumbers">2</text:database-display> <text:database-next text:table-name="Sheet1" text:table-type="table" text:condition="ooow:TRUE" text:database-name="serialnumbers"/></text:h><text:p text:style-name="P1">Testdate: </text:p></text:section></draw:text-box></draw:frame><draw:frame draw:style-name="fr1" draw:name="Frame2" text:anchor-type="as-char" svg:width="7.001cm" svg:height="1.69cm" draw:z-index="1"><draw:text-box><text:section text:style-name="Sect1" text:name="Section1" text:protected="true"><text:section-source text:section-name="MasterLabel"/><text:h text:style-name="P2" text:outline-level="1" text:restart-numbering="true" text:start-value="1">GECKO3power <text:database-display text:table-name="Sheet1" text:table-type="table" text:column-name="S-Nr." text:database-name="serialnumbers">1</text:database-display> <text:database-next text:table-name="Sheet1" text:table-type="table" text:condition="ooow:TRUE" text:database-name="serialnumbers"/></text:h><text:p text:style-name="P1">Testdate: </text:p><text:h text:style-name="P2" text:outline-level="1">GECKO3power <text:database-display text:table-name="Sheet1" text:table-type="table" text:column-name="S-Nr." text:database-name="serialnumbers">2</text:database-display> <text:database-next text:table-name="Sheet1" text:table-type="table" text:condition="ooow:TRUE" text:database-name="serialnumbers"/></text:h><text:p text:style-name="P1">Testdate: </text:p></text:section></draw:text-box></draw:frame><draw:frame draw:style-name="fr1" draw:name="Frame3" text:anchor-type="as-char" svg:width="7.001cm" svg:height="1.69cm" draw:z-index="2"><draw:text-box><text:section text:style-name="Sect1" text:name="Section2" text:protected="true"><text:section-source text:section-name="MasterLabel"/><text:h text:style-name="P2" text:outline-level="1" text:restart-numbering="true" text:start-value="1">GECKO3power <text:database-display text:table-name="Sheet1" text:table-type="table" text:column-name="S-Nr." text:database-name="serialnumbers">1</text:database-display> <text:database-next text:table-name="Sheet1" text:table-type="table" text:condition="ooow:TRUE" text:database-name="serialnumbers"/></text:h><text:p text:style-name="P1">Testdate: </text:p><text:h text:style-name="P2" text:outline-level="1">GECKO3power <text:database-display text:table-name="Sheet1" text:table-type="table" text:column-name="S-Nr." text:database-name="serialnumbers">2</text:database-display> <text:database-next text:table-name="Sheet1" text:table-type="table" text:condition="ooow:TRUE" text:database-name="serialnumbers"/></text:h><text:p text:style-name="P1">Testdate: </text:p></text:section></draw:text-box></draw:frame></text:p>
      <text:p text:style-name="Standard"><draw:frame draw:style-name="fr1" draw:name="Frame4" text:anchor-type="as-char" svg:width="7.001cm" svg:height="1.69cm" draw:z-index="3"><draw:text-box><text:section text:style-name="Sect1" text:name="Section3" text:protected="true"><text:section-source text:section-name="MasterLabel"/><text:h text:style-name="P2" text:outline-level="1" text:restart-numbering="true" text:start-value="1">GECKO3power <text:database-display text:table-name="Sheet1" text:table-type="table" text:column-name="S-Nr." text:database-name="serialnumbers">1</text:database-display> <text:database-next text:table-name="Sheet1" text:table-type="table" text:condition="ooow:TRUE" text:database-name="serialnumbers"/></text:h><text:p text:style-name="P1">Testdate: </text:p><text:h text:style-name="P2" text:outline-level="1">GECKO3power <text:database-display text:table-name="Sheet1" text:table-type="table" text:column-name="S-Nr." text:database-name="serialnumbers">2</text:database-display> <text:database-next text:table-name="Sheet1" text:table-type="table" text:condition="ooow:TRUE" text:database-name="serialnumbers"/></text:h><text:p text:style-name="P1">Testdate: </text:p></text:section></draw:text-box></draw:frame><draw:frame draw:style-name="fr1" draw:name="Frame5" text:anchor-type="as-char" svg:width="7.001cm" svg:height="1.69cm" draw:z-index="4"><draw:text-box><text:section text:style-name="Sect1" text:name="Section4" text:protected="true"><text:section-source text:section-name="MasterLabel"/><text:h text:style-name="P2" text:outline-level="1" text:restart-numbering="true" text:start-value="1">GECKO3power <text:database-display text:table-name="Sheet1" text:table-type="table" text:column-name="S-Nr." text:database-name="serialnumbers">1</text:database-display> <text:database-next text:table-name="Sheet1" text:table-type="table" text:condition="ooow:TRUE" text:database-name="serialnumbers"/></text:h><text:p text:style-name="P1">Testdate: </text:p><text:h text:style-name="P2" text:outline-level="1">GECKO3power <text:database-display text:table-name="Sheet1" text:table-type="table" text:column-name="S-Nr." text:database-name="serialnumbers">2</text:database-display> <text:database-next text:table-name="Sheet1" text:table-type="table" text:condition="ooow:TRUE" text:database-name="serialnumbers"/></text:h><text:p text:style-name="P1">Testdate: </text:p></text:section></draw:text-box></draw:frame><draw:frame draw:style-name="fr1" draw:name="Frame6" text:anchor-type="as-char" svg:width="7.001cm" svg:height="1.69cm" draw:z-index="5"><draw:text-box><text:section text:style-name="Sect1" text:name="Section5" text:protected="true"><text:section-source text:section-name="MasterLabel"/><text:h text:style-name="P2" text:outline-level="1" text:restart-numbering="true" text:start-value="1">GECKO3power <text:database-display text:table-name="Sheet1" text:table-type="table" text:column-name="S-Nr." text:database-name="serialnumbers">1</text:database-display> <text:database-next text:table-name="Sheet1" text:table-type="table" text:condition="ooow:TRUE" text:database-name="serialnumbers"/></text:h><text:p text:style-name="P1">Testdate: </text:p><text:h text:style-name="P2" text:outline-level="1">GECKO3power <text:database-display text:table-name="Sheet1" text:table-type="table" text:column-name="S-Nr." text:database-name="serialnumbers">2</text:database-display> <text:database-next text:table-name="Sheet1" text:table-type="table" text:condition="ooow:TRUE" text:database-name="serialnumbers"/></text:h><text:p text:style-name="P1">Testdate: </text:p></text:section></draw:text-box></draw:frame></text:p>
      <text:p text:style-name="Standard"><draw:frame draw:style-name="fr1" draw:name="Frame7" text:anchor-type="as-char" svg:width="7.001cm" svg:height="1.69cm" draw:z-index="6"><draw:text-box><text:section text:style-name="Sect1" text:name="Section6" text:protected="true"><text:section-source text:section-name="MasterLabel"/><text:h text:style-name="P2" text:outline-level="1" text:restart-numbering="true" text:start-value="1">GECKO3power <text:database-display text:table-name="Sheet1" text:table-type="table" text:column-name="S-Nr." text:database-name="serialnumbers">1</text:database-display> <text:database-next text:table-name="Sheet1" text:table-type="table" text:condition="ooow:TRUE" text:database-name="serialnumbers"/></text:h><text:p text:style-name="P1">Testdate: </text:p><text:h text:style-name="P2" text:outline-level="1">GECKO3power <text:database-display text:table-name="Sheet1" text:table-type="table" text:column-name="S-Nr." text:database-name="serialnumbers">2</text:database-display> <text:database-next text:table-name="Sheet1" text:table-type="table" text:condition="ooow:TRUE" text:database-name="serialnumbers"/></text:h><text:p text:style-name="P1">Testdate: </text:p></text:section></draw:text-box></draw:frame><draw:frame draw:style-name="fr1" draw:name="Frame8" text:anchor-type="as-char" svg:width="7.001cm" svg:height="1.69cm" draw:z-index="7"><draw:text-box><text:section text:style-name="Sect1" text:name="Section7" text:protected="true"><text:section-source text:section-name="MasterLabel"/><text:h text:style-name="P2" text:outline-level="1" text:restart-numbering="true" text:start-value="1">GECKO3power <text:database-display text:table-name="Sheet1" text:table-type="table" text:column-name="S-Nr." text:database-name="serialnumbers">1</text:database-display> <text:database-next text:table-name="Sheet1" text:table-type="table" text:condition="ooow:TRUE" text:database-name="serialnumbers"/></text:h><text:p text:style-name="P1">Testdate: </text:p><text:h text:style-name="P2" text:outline-level="1">GECKO3power <text:database-display text:table-name="Sheet1" text:table-type="table" text:column-name="S-Nr." text:database-name="serialnumbers">2</text:database-display> <text:database-next text:table-name="Sheet1" text:table-type="table" text:condition="ooow:TRUE" text:database-name="serialnumbers"/></text:h><text:p text:style-name="P1">Testdate: </text:p></text:section></draw:text-box></draw:frame><draw:frame draw:style-name="fr1" draw:name="Frame9" text:anchor-type="as-char" svg:width="7.001cm" svg:height="1.69cm" draw:z-index="8"><draw:text-box><text:section text:style-name="Sect1" text:name="Section8" text:protected="true"><text:section-source text:section-name="MasterLabel"/><text:h text:style-name="P2" text:outline-level="1" text:restart-numbering="true" text:start-value="1">GECKO3power <text:database-display text:table-name="Sheet1" text:table-type="table" text:column-name="S-Nr." text:database-name="serialnumbers">1</text:database-display> <text:database-next text:table-name="Sheet1" text:table-type="table" text:condition="ooow:TRUE" text:database-name="serialnumbers"/></text:h><text:p text:style-name="P1">Testdate: </text:p><text:h text:style-name="P2" text:outline-level="1">GECKO3power <text:database-display text:table-name="Sheet1" text:table-type="table" text:column-name="S-Nr." text:database-name="serialnumbers">2</text:database-display> <text:database-next text:table-name="Sheet1" text:table-type="table" text:condition="ooow:TRUE" text:database-name="serialnumbers"/></text:h><text:p text:style-name="P1">Testdate: </text:p></text:section></draw:text-box></draw:frame></text:p>
      <text:p text:style-name="Standard"><draw:frame draw:style-name="fr1" draw:name="Frame10" text:anchor-type="as-char" svg:width="7.001cm" svg:height="1.69cm" draw:z-index="9"><draw:text-box><text:section text:style-name="Sect1" text:name="Section9" text:protected="true"><text:section-source text:section-name="MasterLabel"/><text:h text:style-name="P2" text:outline-level="1" text:restart-numbering="true" text:start-value="1">GECKO3power <text:database-display text:table-name="Sheet1" text:table-type="table" text:column-name="S-Nr." text:database-name="serialnumbers">1</text:database-display> <text:database-next text:table-name="Sheet1" text:table-type="table" text:condition="ooow:TRUE" text:database-name="serialnumbers"/></text:h><text:p text:style-name="P1">Testdate: </text:p><text:h text:style-name="P2" text:outline-level="1">GECKO3power <text:database-display text:table-name="Sheet1" text:table-type="table" text:column-name="S-Nr." text:database-name="serialnumbers">2</text:database-display> <text:database-next text:table-name="Sheet1" text:table-type="table" text:condition="ooow:TRUE" text:database-name="serialnumbers"/></text:h><text:p text:style-name="P1">Testdate: </text:p></text:section></draw:text-box></draw:frame><draw:frame draw:style-name="fr1" draw:name="Frame11" text:anchor-type="as-char" svg:width="7.001cm" svg:height="1.69cm" draw:z-index="10"><draw:text-box><text:section text:style-name="Sect1" text:name="Section10" text:protected="true"><text:section-source text:section-name="MasterLabel"/><text:h text:style-name="P2" text:outline-level="1" text:restart-numbering="true" text:start-value="1">GECKO3power <text:database-display text:table-name="Sheet1" text:table-type="table" text:column-name="S-Nr." text:database-name="serialnumbers">1</text:database-display> <text:database-next text:table-name="Sheet1" text:table-type="table" text:condition="ooow:TRUE" text:database-name="serialnumbers"/></text:h><text:p text:style-name="P1">Testdate: </text:p><text:h text:style-name="P2" text:outline-level="1">GECKO3power <text:database-display text:table-name="Sheet1" text:table-type="table" text:column-name="S-Nr." text:database-name="serialnumbers">2</text:database-display> <text:database-next text:table-name="Sheet1" text:table-type="table" text:condition="ooow:TRUE" text:database-name="serialnumbers"/></text:h><text:p text:style-name="P1">Testdate: </text:p></text:section></draw:text-box></draw:frame><draw:frame draw:style-name="fr1" draw:name="Frame12" text:anchor-type="as-char" svg:width="7.001cm" svg:height="1.69cm" draw:z-index="11"><draw:text-box><text:section text:style-name="Sect1" text:name="Section11" text:protected="true"><text:section-source text:section-name="MasterLabel"/><text:h text:style-name="P2" text:outline-level="1" text:restart-numbering="true" text:start-value="1">GECKO3power <text:database-display text:table-name="Sheet1" text:table-type="table" text:column-name="S-Nr." text:database-name="serialnumbers">1</text:database-display> <text:database-next text:table-name="Sheet1" text:table-type="table" text:condition="ooow:TRUE" text:database-name="serialnumbers"/></text:h><text:p text:style-name="P1">Testdate: </text:p><text:h text:style-name="P2" text:outline-level="1">GECKO3power <text:database-display text:table-name="Sheet1" text:table-type="table" text:column-name="S-Nr." text:database-name="serialnumbers">2</text:database-display> <text:database-next text:table-name="Sheet1" text:table-type="table" text:condition="ooow:TRUE" text:database-name="serialnumbers"/></text:h><text:p text:style-name="P1">Testdate: </text:p></text:section></draw:text-box></draw:frame></text:p>
      <text:p text:style-name="Standard"><draw:frame draw:style-name="fr1" draw:name="Frame13" text:anchor-type="as-char" svg:width="7.001cm" svg:height="1.69cm" draw:z-index="12"><draw:text-box><text:section text:style-name="Sect1" text:name="Section12" text:protected="true"><text:section-source text:section-name="MasterLabel"/><text:h text:style-name="P2" text:outline-level="1" text:restart-numbering="true" text:start-value="1">GECKO3power <text:database-display text:table-name="Sheet1" text:table-type="table" text:column-name="S-Nr." text:database-name="serialnumbers">1</text:database-display> <text:database-next text:table-name="Sheet1" text:table-type="table" text:condition="ooow:TRUE" text:database-name="serialnumbers"/></text:h><text:p text:style-name="P1">Testdate: </text:p><text:h text:style-name="P2" text:outline-level="1">GECKO3power <text:database-display text:table-name="Sheet1" text:table-type="table" text:column-name="S-Nr." text:database-name="serialnumbers">2</text:database-display> <text:database-next text:table-name="Sheet1" text:table-type="table" text:condition="ooow:TRUE" text:database-name="serialnumbers"/></text:h><text:p text:style-name="P1">Testdate: </text:p></text:section></draw:text-box></draw:frame><draw:frame draw:style-name="fr1" draw:name="Frame14" text:anchor-type="as-char" svg:width="7.001cm" svg:height="1.69cm" draw:z-index="13"><draw:text-box><text:section text:style-name="Sect1" text:name="Section13" text:protected="true"><text:section-source text:section-name="MasterLabel"/><text:h text:style-name="P2" text:outline-level="1" text:restart-numbering="true" text:start-value="1">GECKO3power <text:database-display text:table-name="Sheet1" text:table-type="table" text:column-name="S-Nr." text:database-name="serialnumbers">1</text:database-display> <text:database-next text:table-name="Sheet1" text:table-type="table" text:condition="ooow:TRUE" text:database-name="serialnumbers"/></text:h><text:p text:style-name="P1">Testdate: </text:p><text:h text:style-name="P2" text:outline-level="1">GECKO3power <text:database-display text:table-name="Sheet1" text:table-type="table" text:column-name="S-Nr." text:database-name="serialnumbers">2</text:database-display> <text:database-next text:table-name="Sheet1" text:table-type="table" text:condition="ooow:TRUE" text:database-name="serialnumbers"/></text:h><text:p text:style-name="P1">Testdate: </text:p></text:section></draw:text-box></draw:frame><draw:frame draw:style-name="fr1" draw:name="Frame15" text:anchor-type="as-char" svg:width="7.001cm" svg:height="1.69cm" draw:z-index="14"><draw:text-box><text:section text:style-name="Sect1" text:name="Section14" text:protected="true"><text:section-source text:section-name="MasterLabel"/><text:h text:style-name="P2" text:outline-level="1" text:restart-numbering="true" text:start-value="1">GECKO3power <text:database-display text:table-name="Sheet1" text:table-type="table" text:column-name="S-Nr." text:database-name="serialnumbers">1</text:database-display> <text:database-next text:table-name="Sheet1" text:table-type="table" text:condition="ooow:TRUE" text:database-name="serialnumbers"/></text:h><text:p text:style-name="P1">Testdate: </text:p><text:h text:style-name="P2" text:outline-level="1">GECKO3power <text:database-display text:table-name="Sheet1" text:table-type="table" text:column-name="S-Nr." text:database-name="serialnumbers">2</text:database-display> <text:database-next text:table-name="Sheet1" text:table-type="table" text:condition="ooow:TRUE" text:database-name="serialnumbers"/></text:h><text:p text:style-name="P1">Testdate: </text:p></text:section></draw:text-box></draw:frame></text:p>
      <text:p text:style-name="Standard"><draw:frame draw:style-name="fr1" draw:name="Frame16" text:anchor-type="as-char" svg:width="7.001cm" svg:height="1.69cm" draw:z-index="15"><draw:text-box><text:section text:style-name="Sect1" text:name="Section15" text:protected="true"><text:section-source text:section-name="MasterLabel"/><text:h text:style-name="P2" text:outline-level="1" text:restart-numbering="true" text:start-value="1">GECKO3power <text:database-display text:table-name="Sheet1" text:table-type="table" text:column-name="S-Nr." text:database-name="serialnumbers">1</text:database-display> <text:database-next text:table-name="Sheet1" text:table-type="table" text:condition="ooow:TRUE" text:database-name="serialnumbers"/></text:h><text:p text:style-name="P1">Testdate: </text:p><text:h text:style-name="P2" text:outline-level="1">GECKO3power <text:database-display text:table-name="Sheet1" text:table-type="table" text:column-name="S-Nr." text:database-name="serialnumbers">2</text:database-display> <text:database-next text:table-name="Sheet1" text:table-type="table" text:condition="ooow:TRUE" text:database-name="serialnumbers"/></text:h><text:p text:style-name="P1">Testdate: </text:p></text:section></draw:text-box></draw:frame><draw:frame draw:style-name="fr1" draw:name="Frame17" text:anchor-type="as-char" svg:width="7.001cm" svg:height="1.69cm" draw:z-index="16"><draw:text-box><text:section text:style-name="Sect1" text:name="Section16" text:protected="true"><text:section-source text:section-name="MasterLabel"/><text:h text:style-name="P2" text:outline-level="1" text:restart-numbering="true" text:start-value="1">GECKO3power <text:database-display text:table-name="Sheet1" text:table-type="table" text:column-name="S-Nr." text:database-name="serialnumbers">1</text:database-display> <text:database-next text:table-name="Sheet1" text:table-type="table" text:condition="ooow:TRUE" text:database-name="serialnumbers"/></text:h><text:p text:style-name="P1">Testdate: </text:p><text:h text:style-name="P2" text:outline-level="1">GECKO3power <text:database-display text:table-name="Sheet1" text:table-type="table" text:column-name="S-Nr." text:database-name="serialnumbers">2</text:database-display> <text:database-next text:table-name="Sheet1" text:table-type="table" text:condition="ooow:TRUE" text:database-name="serialnumbers"/></text:h><text:p text:style-name="P1">Testdate: </text:p></text:section></draw:text-box></draw:frame><draw:frame draw:style-name="fr1" draw:name="Frame18" text:anchor-type="as-char" svg:width="7.001cm" svg:height="1.69cm" draw:z-index="17"><draw:text-box><text:section text:style-name="Sect1" text:name="Section17" text:protected="true"><text:section-source text:section-name="MasterLabel"/><text:h text:style-name="P2" text:outline-level="1" text:restart-numbering="true" text:start-value="1">GECKO3power <text:database-display text:table-name="Sheet1" text:table-type="table" text:column-name="S-Nr." text:database-name="serialnumbers">1</text:database-display> <text:database-next text:table-name="Sheet1" text:table-type="table" text:condition="ooow:TRUE" text:database-name="serialnumbers"/></text:h><text:p text:style-name="P1">Testdate: </text:p><text:h text:style-name="P2" text:outline-level="1">GECKO3power <text:database-display text:table-name="Sheet1" text:table-type="table" text:column-name="S-Nr." text:database-name="serialnumbers">2</text:database-display> <text:database-next text:table-name="Sheet1" text:table-type="table" text:condition="ooow:TRUE" text:database-name="serialnumbers"/></text:h><text:p text:style-name="P1">Testdate: </text:p></text:section></draw:text-box></draw:frame></text:p>
      <text:p text:style-name="Standard"><draw:frame draw:style-name="fr1" draw:name="Frame19" text:anchor-type="as-char" svg:width="7.001cm" svg:height="1.69cm" draw:z-index="18"><draw:text-box><text:section text:style-name="Sect1" text:name="Section18" text:protected="true"><text:section-source text:section-name="MasterLabel"/><text:h text:style-name="P2" text:outline-level="1" text:restart-numbering="true" text:start-value="1">GECKO3power <text:database-display text:table-name="Sheet1" text:table-type="table" text:column-name="S-Nr." text:database-name="serialnumbers">1</text:database-display> <text:database-next text:table-name="Sheet1" text:table-type="table" text:condition="ooow:TRUE" text:database-name="serialnumbers"/></text:h><text:p text:style-name="P1">Testdate: </text:p><text:h text:style-name="P2" text:outline-level="1">GECKO3power <text:database-display text:table-name="Sheet1" text:table-type="table" text:column-name="S-Nr." text:database-name="serialnumbers">2</text:database-display> <text:database-next text:table-name="Sheet1" text:table-type="table" text:condition="ooow:TRUE" text:database-name="serialnumbers"/></text:h><text:p text:style-name="P1">Testdate: </text:p></text:section></draw:text-box></draw:frame><draw:frame draw:style-name="fr1" draw:name="Frame20" text:anchor-type="as-char" svg:width="7.001cm" svg:height="1.69cm" draw:z-index="19"><draw:text-box><text:section text:style-name="Sect1" text:name="Section19" text:protected="true"><text:section-source text:section-name="MasterLabel"/><text:h text:style-name="P2" text:outline-level="1" text:restart-numbering="true" text:start-value="1">GECKO3power <text:database-display text:table-name="Sheet1" text:table-type="table" text:column-name="S-Nr." text:database-name="serialnumbers">1</text:database-display> <text:database-next text:table-name="Sheet1" text:table-type="table" text:condition="ooow:TRUE" text:database-name="serialnumbers"/></text:h><text:p text:style-name="P1">Testdate: </text:p><text:h text:style-name="P2" text:outline-level="1">GECKO3power <text:database-display text:table-name="Sheet1" text:table-type="table" text:column-name="S-Nr." text:database-name="serialnumbers">2</text:database-display> <text:database-next text:table-name="Sheet1" text:table-type="table" text:condition="ooow:TRUE" text:database-name="serialnumbers"/></text:h><text:p text:style-name="P1">Testdate: </text:p></text:section></draw:text-box></draw:frame><draw:frame draw:style-name="fr1" draw:name="Frame21" text:anchor-type="as-char" svg:width="7.001cm" svg:height="1.69cm" draw:z-index="20"><draw:text-box><text:section text:style-name="Sect1" text:name="Section20" text:protected="true"><text:section-source text:section-name="MasterLabel"/><text:h text:style-name="P2" text:outline-level="1" text:restart-numbering="true" text:start-value="1">GECKO3power <text:database-display text:table-name="Sheet1" text:table-type="table" text:column-name="S-Nr." text:database-name="serialnumbers">1</text:database-display> <text:database-next text:table-name="Sheet1" text:table-type="table" text:condition="ooow:TRUE" text:database-name="serialnumbers"/></text:h><text:p text:style-name="P1">Testdate: </text:p><text:h text:style-name="P2" text:outline-level="1">GECKO3power <text:database-display text:table-name="Sheet1" text:table-type="table" text:column-name="S-Nr." text:database-name="serialnumbers">2</text:database-display> <text:database-next text:table-name="Sheet1" text:table-type="table" text:condition="ooow:TRUE" text:database-name="serialnumbers"/></text:h><text:p text:style-name="P1">Testdate: </text:p></text:section></draw:text-box></draw:frame></text:p>
      <text:p text:style-name="Standard"><draw:frame draw:style-name="fr1" draw:name="Frame22" text:anchor-type="as-char" svg:width="7.001cm" svg:height="1.69cm" draw:z-index="21"><draw:text-box><text:section text:style-name="Sect1" text:name="Section21" text:protected="true"><text:section-source text:section-name="MasterLabel"/><text:h text:style-name="P2" text:outline-level="1" text:restart-numbering="true" text:start-value="1">GECKO3power <text:database-display text:table-name="Sheet1" text:table-type="table" text:column-name="S-Nr." text:database-name="serialnumbers">1</text:database-display> <text:database-next text:table-name="Sheet1" text:table-type="table" text:condition="ooow:TRUE" text:database-name="serialnumbers"/></text:h><text:p text:style-name="P1">Testdate: </text:p><text:h text:style-name="P2" text:outline-level="1">GECKO3power <text:database-display text:table-name="Sheet1" text:table-type="table" text:column-name="S-Nr." text:database-name="serialnumbers">2</text:database-display> <text:database-next text:table-name="Sheet1" text:table-type="table" text:condition="ooow:TRUE" text:database-name="serialnumbers"/></text:h><text:p text:style-name="P1">Testdate: </text:p></text:section></draw:text-box></draw:frame><draw:frame draw:style-name="fr1" draw:name="Frame23" text:anchor-type="as-char" svg:width="7.001cm" svg:height="1.69cm" draw:z-index="22"><draw:text-box><text:section text:style-name="Sect1" text:name="Section22" text:protected="true"><text:section-source text:section-name="MasterLabel"/><text:h text:style-name="P2" text:outline-level="1" text:restart-numbering="true" text:start-value="1">GECKO3power <text:database-display text:table-name="Sheet1" text:table-type="table" text:column-name="S-Nr." text:database-name="serialnumbers">1</text:database-display> <text:database-next text:table-name="Sheet1" text:table-type="table" text:condition="ooow:TRUE" text:database-name="serialnumbers"/></text:h><text:p text:style-name="P1">Testdate: </text:p><text:h text:style-name="P2" text:outline-level="1">GECKO3power <text:database-display text:table-name="Sheet1" text:table-type="table" text:column-name="S-Nr." text:database-name="serialnumbers">2</text:database-display> <text:database-next text:table-name="Sheet1" text:table-type="table" text:condition="ooow:TRUE" text:database-name="serialnumbers"/></text:h><text:p text:style-name="P1">Testdate: </text:p></text:section></draw:text-box></draw:frame><draw:frame draw:style-name="fr1" draw:name="Frame24" text:anchor-type="as-char" svg:width="7.001cm" svg:height="1.69cm" draw:z-index="23"><draw:text-box><text:section text:style-name="Sect1" text:name="Section23" text:protected="true"><text:section-source text:section-name="MasterLabel"/><text:h text:style-name="P2" text:outline-level="1" text:restart-numbering="true" text:start-value="1">GECKO3power <text:database-display text:table-name="Sheet1" text:table-type="table" text:column-name="S-Nr." text:database-name="serialnumbers">1</text:database-display> <text:database-next text:table-name="Sheet1" text:table-type="table" text:condition="ooow:TRUE" text:database-name="serialnumbers"/></text:h><text:p text:style-name="P1">Testdate: </text:p><text:h text:style-name="P2" text:outline-level="1">GECKO3power <text:database-display text:table-name="Sheet1" text:table-type="table" text:column-name="S-Nr." text:database-name="serialnumbers">2</text:database-display> <text:database-next text:table-name="Sheet1" text:table-type="table" text:condition="ooow:TRUE" text:database-name="serialnumbers"/></text:h><text:p text:style-name="P1">Testdate: </text:p></text:section></draw:text-box></draw:frame></text:p>
      <text:p text:style-name="Standard"><draw:frame draw:style-name="fr1" draw:name="Frame25" text:anchor-type="as-char" svg:width="7.001cm" svg:height="1.69cm" draw:z-index="24"><draw:text-box><text:section text:style-name="Sect1" text:name="Section24" text:protected="true"><text:section-source text:section-name="MasterLabel"/><text:h text:style-name="P2" text:outline-level="1" text:restart-numbering="true" text:start-value="1">GECKO3power <text:database-display text:table-name="Sheet1" text:table-type="table" text:column-name="S-Nr." text:database-name="serialnumbers">1</text:database-display> <text:database-next text:table-name="Sheet1" text:table-type="table" text:condition="ooow:TRUE" text:database-name="serialnumbers"/></text:h><text:p text:style-name="P1">Testdate: </text:p><text:h text:style-name="P2" text:outline-level="1">GECKO3power <text:database-display text:table-name="Sheet1" text:table-type="table" text:column-name="S-Nr." text:database-name="serialnumbers">2</text:database-display> <text:database-next text:table-name="Sheet1" text:table-type="table" text:condition="ooow:TRUE" text:database-name="serialnumbers"/></text:h><text:p text:style-name="P1">Testdate: </text:p></text:section></draw:text-box></draw:frame><draw:frame draw:style-name="fr1" draw:name="Frame26" text:anchor-type="as-char" svg:width="7.001cm" svg:height="1.69cm" draw:z-index="25"><draw:text-box><text:section text:style-name="Sect1" text:name="Section25" text:protected="true"><text:section-source text:section-name="MasterLabel"/><text:h text:style-name="P2" text:outline-level="1" text:restart-numbering="true" text:start-value="1">GECKO3power <text:database-display text:table-name="Sheet1" text:table-type="table" text:column-name="S-Nr." text:database-name="serialnumbers">1</text:database-display> <text:database-next text:table-name="Sheet1" text:table-type="table" text:condition="ooow:TRUE" text:database-name="serialnumbers"/></text:h><text:p text:style-name="P1">Testdate: </text:p><text:h text:style-name="P2" text:outline-level="1">GECKO3power <text:database-display text:table-name="Sheet1" text:table-type="table" text:column-name="S-Nr." text:database-name="serialnumbers">2</text:database-display> <text:database-next text:table-name="Sheet1" text:table-type="table" text:condition="ooow:TRUE" text:database-name="serialnumbers"/></text:h><text:p text:style-name="P1">Testdate: </text:p></text:section></draw:text-box></draw:frame><draw:frame draw:style-name="fr1" draw:name="Frame27" text:anchor-type="as-char" svg:width="7.001cm" svg:height="1.69cm" draw:z-index="26"><draw:text-box><text:section text:style-name="Sect1" text:name="Section26" text:protected="true"><text:section-source text:section-name="MasterLabel"/><text:h text:style-name="P2" text:outline-level="1" text:restart-numbering="true" text:start-value="1">GECKO3power <text:database-display text:table-name="Sheet1" text:table-type="table" text:column-name="S-Nr." text:database-name="serialnumbers">1</text:database-display> <text:database-next text:table-name="Sheet1" text:table-type="table" text:condition="ooow:TRUE" text:database-name="serialnumbers"/></text:h><text:p text:style-name="P1">Testdate: </text:p><text:h text:style-name="P2" text:outline-level="1">GECKO3power <text:database-display text:table-name="Sheet1" text:table-type="table" text:column-name="S-Nr." text:database-name="serialnumbers">2</text:database-display> <text:database-next text:table-name="Sheet1" text:table-type="table" text:condition="ooow:TRUE" text:database-name="serialnumbers"/></text:h><text:p text:style-name="P1">Testdate: </text:p></text:section></draw:text-box></draw:frame></text:p>
      <text:p text:style-name="Standard"><draw:frame draw:style-name="fr1" draw:name="Frame28" text:anchor-type="as-char" svg:width="7.001cm" svg:height="1.69cm" draw:z-index="27"><draw:text-box><text:section text:style-name="Sect1" text:name="Section27" text:protected="true"><text:section-source text:section-name="MasterLabel"/><text:h text:style-name="P2" text:outline-level="1" text:restart-numbering="true" text:start-value="1">GECKO3power <text:database-display text:table-name="Sheet1" text:table-type="table" text:column-name="S-Nr." text:database-name="serialnumbers">1</text:database-display> <text:database-next text:table-name="Sheet1" text:table-type="table" text:condition="ooow:TRUE" text:database-name="serialnumbers"/></text:h><text:p text:style-name="P1">Testdate: </text:p><text:h text:style-name="P2" text:outline-level="1">GECKO3power <text:database-display text:table-name="Sheet1" text:table-type="table" text:column-name="S-Nr." text:database-name="serialnumbers">2</text:database-display> <text:database-next text:table-name="Sheet1" text:table-type="table" text:condition="ooow:TRUE" text:database-name="serialnumbers"/></text:h><text:p text:style-name="P1">Testdate: </text:p></text:section></draw:text-box></draw:frame><draw:frame draw:style-name="fr1" draw:name="Frame29" text:anchor-type="as-char" svg:width="7.001cm" svg:height="1.69cm" draw:z-index="28"><draw:text-box><text:section text:style-name="Sect1" text:name="Section28" text:protected="true"><text:section-source text:section-name="MasterLabel"/><text:h text:style-name="P2" text:outline-level="1" text:restart-numbering="true" text:start-value="1">GECKO3power <text:database-display text:table-name="Sheet1" text:table-type="table" text:column-name="S-Nr." text:database-name="serialnumbers">1</text:database-display> <text:database-next text:table-name="Sheet1" text:table-type="table" text:condition="ooow:TRUE" text:database-name="serialnumbers"/></text:h><text:p text:style-name="P1">Testdate: </text:p><text:h text:style-name="P2" text:outline-level="1">GECKO3power <text:database-display text:table-name="Sheet1" text:table-type="table" text:column-name="S-Nr." text:database-name="serialnumbers">2</text:database-display> <text:database-next text:table-name="Sheet1" text:table-type="table" text:condition="ooow:TRUE" text:database-name="serialnumbers"/></text:h><text:p text:style-name="P1">Testdate: </text:p></text:section></draw:text-box></draw:frame><draw:frame draw:style-name="fr1" draw:name="Frame30" text:anchor-type="as-char" svg:width="7.001cm" svg:height="1.69cm" draw:z-index="29"><draw:text-box><text:section text:style-name="Sect1" text:name="Section29" text:protected="true"><text:section-source text:section-name="MasterLabel"/><text:h text:style-name="P2" text:outline-level="1" text:restart-numbering="true" text:start-value="1">GECKO3power <text:database-display text:table-name="Sheet1" text:table-type="table" text:column-name="S-Nr." text:database-name="serialnumbers">1</text:database-display> <text:database-next text:table-name="Sheet1" text:table-type="table" text:condition="ooow:TRUE" text:database-name="serialnumbers"/></text:h><text:p text:style-name="P1">Testdate: </text:p><text:h text:style-name="P2" text:outline-level="1">GECKO3power <text:database-display text:table-name="Sheet1" text:table-type="table" text:column-name="S-Nr." text:database-name="serialnumbers">2</text:database-display> <text:database-next text:table-name="Sheet1" text:table-type="table" text:condition="ooow:TRUE" text:database-name="serialnumbers"/></text:h><text:p text:style-name="P1">Testdate: </text:p></text:section></draw:text-box></draw:frame></text:p>
      <text:p text:style-name="Standard"><draw:frame draw:style-name="fr1" draw:name="Frame31" text:anchor-type="as-char" svg:width="7.001cm" svg:height="1.69cm" draw:z-index="30"><draw:text-box><text:section text:style-name="Sect1" text:name="Section30" text:protected="true"><text:section-source text:section-name="MasterLabel"/><text:h text:style-name="P2" text:outline-level="1" text:restart-numbering="true" text:start-value="1">GECKO3power <text:database-display text:table-name="Sheet1" text:table-type="table" text:column-name="S-Nr." text:database-name="serialnumbers">1</text:database-display> <text:database-next text:table-name="Sheet1" text:table-type="table" text:condition="ooow:TRUE" text:database-name="serialnumbers"/></text:h><text:p text:style-name="P1">Testdate: </text:p><text:h text:style-name="P2" text:outline-level="1">GECKO3power <text:database-display text:table-name="Sheet1" text:table-type="table" text:column-name="S-Nr." text:database-name="serialnumbers">2</text:database-display> <text:database-next text:table-name="Sheet1" text:table-type="table" text:condition="ooow:TRUE" text:database-name="serialnumbers"/></text:h><text:p text:style-name="P1">Testdate: </text:p></text:section></draw:text-box></draw:frame><draw:frame draw:style-name="fr1" draw:name="Frame32" text:anchor-type="as-char" svg:width="7.001cm" svg:height="1.69cm" draw:z-index="31"><draw:text-box><text:section text:style-name="Sect1" text:name="Section31" text:protected="true"><text:section-source text:section-name="MasterLabel"/><text:h text:style-name="P2" text:outline-level="1" text:restart-numbering="true" text:start-value="1">GECKO3power <text:database-display text:table-name="Sheet1" text:table-type="table" text:column-name="S-Nr." text:database-name="serialnumbers">1</text:database-display> <text:database-next text:table-name="Sheet1" text:table-type="table" text:condition="ooow:TRUE" text:database-name="serialnumbers"/></text:h><text:p text:style-name="P1">Testdate: </text:p><text:h text:style-name="P2" text:outline-level="1">GECKO3power <text:database-display text:table-name="Sheet1" text:table-type="table" text:column-name="S-Nr." text:database-name="serialnumbers">2</text:database-display> <text:database-next text:table-name="Sheet1" text:table-type="table" text:condition="ooow:TRUE" text:database-name="serialnumbers"/></text:h><text:p text:style-name="P1">Testdate: </text:p></text:section></draw:text-box></draw:frame><draw:frame draw:style-name="fr1" draw:name="Frame33" text:anchor-type="as-char" svg:width="7.001cm" svg:height="1.69cm" draw:z-index="32"><draw:text-box><text:section text:style-name="Sect1" text:name="Section32" text:protected="true"><text:section-source text:section-name="MasterLabel"/><text:h text:style-name="P2" text:outline-level="1" text:restart-numbering="true" text:start-value="1">GECKO3power <text:database-display text:table-name="Sheet1" text:table-type="table" text:column-name="S-Nr." text:database-name="serialnumbers">1</text:database-display> <text:database-next text:table-name="Sheet1" text:table-type="table" text:condition="ooow:TRUE" text:database-name="serialnumbers"/></text:h><text:p text:style-name="P1">Testdate: </text:p><text:h text:style-name="P2" text:outline-level="1">GECKO3power <text:database-display text:table-name="Sheet1" text:table-type="table" text:column-name="S-Nr." text:database-name="serialnumbers">2</text:database-display> <text:database-next text:table-name="Sheet1" text:table-type="table" text:condition="ooow:TRUE" text:database-name="serialnumbers"/></text:h><text:p text:style-name="P1">Testdate: </text:p></text:section></draw:text-box></draw:frame></text:p>
      <text:p text:style-name="Standard"><draw:frame draw:style-name="fr1" draw:name="Frame34" text:anchor-type="as-char" svg:width="7.001cm" svg:height="1.69cm" draw:z-index="33"><draw:text-box><text:section text:style-name="Sect1" text:name="Section33" text:protected="true"><text:section-source text:section-name="MasterLabel"/><text:h text:style-name="P2" text:outline-level="1" text:restart-numbering="true" text:start-value="1">GECKO3power <text:database-display text:table-name="Sheet1" text:table-type="table" text:column-name="S-Nr." text:database-name="serialnumbers">1</text:database-display> <text:database-next text:table-name="Sheet1" text:table-type="table" text:condition="ooow:TRUE" text:database-name="serialnumbers"/></text:h><text:p text:style-name="P1">Testdate: </text:p><text:h text:style-name="P2" text:outline-level="1">GECKO3power <text:database-display text:table-name="Sheet1" text:table-type="table" text:column-name="S-Nr." text:database-name="serialnumbers">2</text:database-display> <text:database-next text:table-name="Sheet1" text:table-type="table" text:condition="ooow:TRUE" text:database-name="serialnumbers"/></text:h><text:p text:style-name="P1">Testdate: </text:p></text:section></draw:text-box></draw:frame><draw:frame draw:style-name="fr1" draw:name="Frame35" text:anchor-type="as-char" svg:width="7.001cm" svg:height="1.69cm" draw:z-index="34"><draw:text-box><text:section text:style-name="Sect1" text:name="Section34" text:protected="true"><text:section-source text:section-name="MasterLabel"/><text:h text:style-name="P2" text:outline-level="1" text:restart-numbering="true" text:start-value="1">GECKO3power <text:database-display text:table-name="Sheet1" text:table-type="table" text:column-name="S-Nr." text:database-name="serialnumbers">1</text:database-display> <text:database-next text:table-name="Sheet1" text:table-type="table" text:condition="ooow:TRUE" text:database-name="serialnumbers"/></text:h><text:p text:style-name="P1">Testdate: </text:p><text:h text:style-name="P2" text:outline-level="1">GECKO3power <text:database-display text:table-name="Sheet1" text:table-type="table" text:column-name="S-Nr." text:database-name="serialnumbers">2</text:database-display> <text:database-next text:table-name="Sheet1" text:table-type="table" text:condition="ooow:TRUE" text:database-name="serialnumbers"/></text:h><text:p text:style-name="P1">Testdate: </text:p></text:section></draw:text-box></draw:frame><draw:frame draw:style-name="fr1" draw:name="Frame36" text:anchor-type="as-char" svg:width="7.001cm" svg:height="1.69cm" draw:z-index="35"><draw:text-box><text:section text:style-name="Sect1" text:name="Section35" text:protected="true"><text:section-source text:section-name="MasterLabel"/><text:h text:style-name="P2" text:outline-level="1" text:restart-numbering="true" text:start-value="1">GECKO3power <text:database-display text:table-name="Sheet1" text:table-type="table" text:column-name="S-Nr." text:database-name="serialnumbers">1</text:database-display> <text:database-next text:table-name="Sheet1" text:table-type="table" text:condition="ooow:TRUE" text:database-name="serialnumbers"/></text:h><text:p text:style-name="P1">Testdate: </text:p><text:h text:style-name="P2" text:outline-level="1">GECKO3power <text:database-display text:table-name="Sheet1" text:table-type="table" text:column-name="S-Nr." text:database-name="serialnumbers">2</text:database-display> <text:database-next text:table-name="Sheet1" text:table-type="table" text:condition="ooow:TRUE" text:database-name="serialnumbers"/></text:h><text:p text:style-name="P1">Testdate: </text:p></text:section></draw:text-box></draw:frame></text:p>
      <text:p text:style-name="Standard"><draw:frame draw:style-name="fr1" draw:name="Frame37" text:anchor-type="as-char" svg:width="7.001cm" svg:height="1.69cm" draw:z-index="36"><draw:text-box><text:section text:style-name="Sect1" text:name="Section36" text:protected="true"><text:section-source text:section-name="MasterLabel"/><text:h text:style-name="P2" text:outline-level="1" text:restart-numbering="true" text:start-value="1">GECKO3power <text:database-display text:table-name="Sheet1" text:table-type="table" text:column-name="S-Nr." text:database-name="serialnumbers">1</text:database-display> <text:database-next text:table-name="Sheet1" text:table-type="table" text:condition="ooow:TRUE" text:database-name="serialnumbers"/></text:h><text:p text:style-name="P1">Testdate: </text:p><text:h text:style-name="P2" text:outline-level="1">GECKO3power <text:database-display text:table-name="Sheet1" text:table-type="table" text:column-name="S-Nr." text:database-name="serialnumbers">2</text:database-display> <text:database-next text:table-name="Sheet1" text:table-type="table" text:condition="ooow:TRUE" text:database-name="serialnumbers"/></text:h><text:p text:style-name="P1">Testdate: </text:p></text:section></draw:text-box></draw:frame><draw:frame draw:style-name="fr1" draw:name="Frame38" text:anchor-type="as-char" svg:width="7.001cm" svg:height="1.69cm" draw:z-index="37"><draw:text-box><text:section text:style-name="Sect1" text:name="Section37" text:protected="true"><text:section-source text:section-name="MasterLabel"/><text:h text:style-name="P2" text:outline-level="1" text:restart-numbering="true" text:start-value="1">GECKO3power <text:database-display text:table-name="Sheet1" text:table-type="table" text:column-name="S-Nr." text:database-name="serialnumbers">1</text:database-display> <text:database-next text:table-name="Sheet1" text:table-type="table" text:condition="ooow:TRUE" text:database-name="serialnumbers"/></text:h><text:p text:style-name="P1">Testdate: </text:p><text:h text:style-name="P2" text:outline-level="1">GECKO3power <text:database-display text:table-name="Sheet1" text:table-type="table" text:column-name="S-Nr." text:database-name="serialnumbers">2</text:database-display> <text:database-next text:table-name="Sheet1" text:table-type="table" text:condition="ooow:TRUE" text:database-name="serialnumbers"/></text:h><text:p text:style-name="P1">Testdate: </text:p></text:section></draw:text-box></draw:frame><draw:frame draw:style-name="fr1" draw:name="Frame39" text:anchor-type="as-char" svg:width="7.001cm" svg:height="1.69cm" draw:z-index="38"><draw:text-box><text:section text:style-name="Sect1" text:name="Section38" text:protected="true"><text:section-source text:section-name="MasterLabel"/><text:h text:style-name="P2" text:outline-level="1" text:restart-numbering="true" text:start-value="1">GECKO3power <text:database-display text:table-name="Sheet1" text:table-type="table" text:column-name="S-Nr." text:database-name="serialnumbers">1</text:database-display> <text:database-next text:table-name="Sheet1" text:table-type="table" text:condition="ooow:TRUE" text:database-name="serialnumbers"/></text:h><text:p text:style-name="P1">Testdate: </text:p><text:h text:style-name="P2" text:outline-level="1">GECKO3power <text:database-display text:table-name="Sheet1" text:table-type="table" text:column-name="S-Nr." text:database-name="serialnumbers">2</text:database-display> <text:database-next text:table-name="Sheet1" text:table-type="table" text:condition="ooow:TRUE" text:database-name="serialnumbers"/></text:h><text:p text:style-name="P1">Testdate: </text:p></text:section></draw:text-box></draw:frame></text:p>
      <text:p text:style-name="Standard"><draw:frame draw:style-name="fr1" draw:name="Frame40" text:anchor-type="as-char" svg:width="7.001cm" svg:height="1.69cm" draw:z-index="39"><draw:text-box><text:section text:style-name="Sect1" text:name="Section39" text:protected="true"><text:section-source text:section-name="MasterLabel"/><text:h text:style-name="P2" text:outline-level="1" text:restart-numbering="true" text:start-value="1">GECKO3power <text:database-display text:table-name="Sheet1" text:table-type="table" text:column-name="S-Nr." text:database-name="serialnumbers">1</text:database-display> <text:database-next text:table-name="Sheet1" text:table-type="table" text:condition="ooow:TRUE" text:database-name="serialnumbers"/></text:h><text:p text:style-name="P1">Testdate: </text:p><text:h text:style-name="P2" text:outline-level="1">GECKO3power <text:database-display text:table-name="Sheet1" text:table-type="table" text:column-name="S-Nr." text:database-name="serialnumbers">2</text:database-display> <text:database-next text:table-name="Sheet1" text:table-type="table" text:condition="ooow:TRUE" text:database-name="serialnumbers"/></text:h><text:p text:style-name="P1">Testdate: </text:p></text:section></draw:text-box></draw:frame><draw:frame draw:style-name="fr1" draw:name="Frame41" text:anchor-type="as-char" svg:width="7.001cm" svg:height="1.69cm" draw:z-index="40"><draw:text-box><text:section text:style-name="Sect1" text:name="Section40" text:protected="true"><text:section-source text:section-name="MasterLabel"/><text:h text:style-name="P2" text:outline-level="1" text:restart-numbering="true" text:start-value="1">GECKO3power <text:database-display text:table-name="Sheet1" text:table-type="table" text:column-name="S-Nr." text:database-name="serialnumbers">1</text:database-display> <text:database-next text:table-name="Sheet1" text:table-type="table" text:condition="ooow:TRUE" text:database-name="serialnumbers"/></text:h><text:p text:style-name="P1">Testdate: </text:p><text:h text:style-name="P2" text:outline-level="1">GECKO3power <text:database-display text:table-name="Sheet1" text:table-type="table" text:column-name="S-Nr." text:database-name="serialnumbers">2</text:database-display> <text:database-next text:table-name="Sheet1" text:table-type="table" text:condition="ooow:TRUE" text:database-name="serialnumbers"/></text:h><text:p text:style-name="P1">Testdate: </text:p></text:section></draw:text-box></draw:frame><draw:frame draw:style-name="fr1" draw:name="Frame42" text:anchor-type="as-char" svg:width="7.001cm" svg:height="1.69cm" draw:z-index="41"><draw:text-box><text:section text:style-name="Sect1" text:name="Section41" text:protected="true"><text:section-source text:section-name="MasterLabel"/><text:h text:style-name="P2" text:outline-level="1" text:restart-numbering="true" text:start-value="1">GECKO3power <text:database-display text:table-name="Sheet1" text:table-type="table" text:column-name="S-Nr." text:database-name="serialnumbers">1</text:database-display> <text:database-next text:table-name="Sheet1" text:table-type="table" text:condition="ooow:TRUE" text:database-name="serialnumbers"/></text:h><text:p text:style-name="P1">Testdate: </text:p><text:h text:style-name="P2" text:outline-level="1">GECKO3power <text:database-display text:table-name="Sheet1" text:table-type="table" text:column-name="S-Nr." text:database-name="serialnumbers">2</text:database-display> <text:database-next text:table-name="Sheet1" text:table-type="table" text:condition="ooow:TRUE" text:database-name="serialnumbers"/></text:h><text:p text:style-name="P1">Testdate: </text:p></text:section></draw:text-box></draw:frame></text:p>
      <text:p text:style-name="Standard"><draw:frame draw:style-name="fr1" draw:name="Frame43" text:anchor-type="as-char" svg:width="7.001cm" svg:height="1.69cm" draw:z-index="42"><draw:text-box><text:section text:style-name="Sect1" text:name="Section42" text:protected="true"><text:section-source text:section-name="MasterLabel"/><text:h text:style-name="P2" text:outline-level="1" text:restart-numbering="true" text:start-value="1">GECKO3power <text:database-display text:table-name="Sheet1" text:table-type="table" text:column-name="S-Nr." text:database-name="serialnumbers">1</text:database-display> <text:database-next text:table-name="Sheet1" text:table-type="table" text:condition="ooow:TRUE" text:database-name="serialnumbers"/></text:h><text:p text:style-name="P1">Testdate: </text:p><text:h text:style-name="P2" text:outline-level="1">GECKO3power <text:database-display text:table-name="Sheet1" text:table-type="table" text:column-name="S-Nr." text:database-name="serialnumbers">2</text:database-display> <text:database-next text:table-name="Sheet1" text:table-type="table" text:condition="ooow:TRUE" text:database-name="serialnumbers"/></text:h><text:p text:style-name="P1">Testdate: </text:p></text:section></draw:text-box></draw:frame><draw:frame draw:style-name="fr1" draw:name="Frame44" text:anchor-type="as-char" svg:width="7.001cm" svg:height="1.69cm" draw:z-index="43"><draw:text-box><text:section text:style-name="Sect1" text:name="Section43" text:protected="true"><text:section-source text:section-name="MasterLabel"/><text:h text:style-name="P2" text:outline-level="1" text:restart-numbering="true" text:start-value="1">GECKO3power <text:database-display text:table-name="Sheet1" text:table-type="table" text:column-name="S-Nr." text:database-name="serialnumbers">1</text:database-display> <text:database-next text:table-name="Sheet1" text:table-type="table" text:condition="ooow:TRUE" text:database-name="serialnumbers"/></text:h><text:p text:style-name="P1">Testdate: </text:p><text:h text:style-name="P2" text:outline-level="1">GECKO3power <text:database-display text:table-name="Sheet1" text:table-type="table" text:column-name="S-Nr." text:database-name="serialnumbers">2</text:database-display> <text:database-next text:table-name="Sheet1" text:table-type="table" text:condition="ooow:TRUE" text:database-name="serialnumbers"/></text:h><text:p text:style-name="P1">Testdate: </text:p></text:section></draw:text-box></draw:frame><draw:frame draw:style-name="fr1" draw:name="Frame45" text:anchor-type="as-char" svg:width="7.001cm" svg:height="1.69cm" draw:z-index="44"><draw:text-box><text:section text:style-name="Sect1" text:name="Section44" text:protected="true"><text:section-source text:section-name="MasterLabel"/><text:h text:style-name="P2" text:outline-level="1" text:restart-numbering="true" text:start-value="1">GECKO3power <text:database-display text:table-name="Sheet1" text:table-type="table" text:column-name="S-Nr." text:database-name="serialnumbers">1</text:database-display> <text:database-next text:table-name="Sheet1" text:table-type="table" text:condition="ooow:TRUE" text:database-name="serialnumbers"/></text:h><text:p text:style-name="P1">Testdate: </text:p><text:h text:style-name="P2" text:outline-level="1">GECKO3power <text:database-display text:table-name="Sheet1" text:table-type="table" text:column-name="S-Nr." text:database-name="serialnumbers">2</text:database-display> <text:database-next text:table-name="Sheet1" text:table-type="table" text:condition="ooow:TRUE" text:database-name="serialnumbers"/></text:h><text:p text:style-name="P1">Testdate: </text:p></text:section></draw:text-box></draw:frame></text:p>
      <text:p text:style-name="Standard"><draw:frame draw:style-name="fr1" draw:name="Frame46" text:anchor-type="as-char" svg:width="7.001cm" svg:height="1.69cm" draw:z-index="45"><draw:text-box><text:section text:style-name="Sect1" text:name="Section45" text:protected="true"><text:section-source text:section-name="MasterLabel"/><text:h text:style-name="P2" text:outline-level="1" text:restart-numbering="true" text:start-value="1">GECKO3power <text:database-display text:table-name="Sheet1" text:table-type="table" text:column-name="S-Nr." text:database-name="serialnumbers">1</text:database-display> <text:database-next text:table-name="Sheet1" text:table-type="table" text:condition="ooow:TRUE" text:database-name="serialnumbers"/></text:h><text:p text:style-name="P1">Testdate: </text:p><text:h text:style-name="P2" text:outline-level="1">GECKO3power <text:database-display text:table-name="Sheet1" text:table-type="table" text:column-name="S-Nr." text:database-name="serialnumbers">2</text:database-display> <text:database-next text:table-name="Sheet1" text:table-type="table" text:condition="ooow:TRUE" text:database-name="serialnumbers"/></text:h><text:p text:style-name="P1">Testdate: </text:p></text:section></draw:text-box></draw:frame><draw:frame draw:style-name="fr1" draw:name="Frame47" text:anchor-type="as-char" svg:width="7.001cm" svg:height="1.69cm" draw:z-index="46"><draw:text-box><text:section text:style-name="Sect1" text:name="Section46" text:protected="true"><text:section-source text:section-name="MasterLabel"/><text:h text:style-name="P2" text:outline-level="1" text:restart-numbering="true" text:start-value="1">GECKO3power <text:database-display text:table-name="Sheet1" text:table-type="table" text:column-name="S-Nr." text:database-name="serialnumbers">1</text:database-display> <text:database-next text:table-name="Sheet1" text:table-type="table" text:condition="ooow:TRUE" text:database-name="serialnumbers"/></text:h><text:p text:style-name="P1">Testdate: </text:p><text:h text:style-name="P2" text:outline-level="1">GECKO3power <text:database-display text:table-name="Sheet1" text:table-type="table" text:column-name="S-Nr." text:database-name="serialnumbers">2</text:database-display> <text:database-next text:table-name="Sheet1" text:table-type="table" text:condition="ooow:TRUE" text:database-name="serialnumbers"/></text:h><text:p text:style-name="P1">Testdate: </text:p></text:section></draw:text-box></draw:frame><draw:frame draw:style-name="fr1" draw:name="Frame48" text:anchor-type="as-char" svg:width="7.001cm" svg:height="1.69cm" draw:z-index="47"><draw:text-box><text:section text:style-name="Sect1" text:name="Section47" text:protected="true"><text:section-source text:section-name="MasterLabel"/><text:h text:style-name="P2" text:outline-level="1" text:restart-numbering="true" text:start-value="1">GECKO3power <text:database-display text:table-name="Sheet1" text:table-type="table" text:column-name="S-Nr." text:database-name="serialnumbers">1</text:database-display> <text:database-next text:table-name="Sheet1" text:table-type="table" text:condition="ooow:TRUE" text:database-name="serialnumbers"/></text:h><text:p text:style-name="P1">Testdate: </text:p><text:h text:style-name="P2" text:outline-level="1">GECKO3power <text:database-display text:table-name="Sheet1" text:table-type="table" text:column-name="S-Nr." text:database-name="serialnumbers">2</text:database-display> <text:database-next text:table-name="Sheet1" text:table-type="table" text:condition="ooow:TRUE" text:database-name="serialnumbers"/></text:h><text:p text:style-name="P1">Testdate: </text:p></text:section></draw:text-box></draw:frame></text:p>
      <text:p text:style-name="Standard"><draw:frame draw:style-name="fr1" draw:name="Frame49" text:anchor-type="as-char" svg:width="7.001cm" svg:height="1.69cm" draw:z-index="48"><draw:text-box><text:section text:style-name="Sect1" text:name="Section48" text:protected="true"><text:section-source text:section-name="MasterLabel"/><text:h text:style-name="P2" text:outline-level="1" text:restart-numbering="true" text:start-value="1">GECKO3power <text:database-display text:table-name="Sheet1" text:table-type="table" text:column-name="S-Nr." text:database-name="serialnumbers">1</text:database-display> <text:database-next text:table-name="Sheet1" text:table-type="table" text:condition="ooow:TRUE" text:database-name="serialnumbers"/></text:h><text:p text:style-name="P1">Testdate: </text:p><text:h text:style-name="P2" text:outline-level="1">GECKO3power <text:database-display text:table-name="Sheet1" text:table-type="table" text:column-name="S-Nr." text:database-name="serialnumbers">2</text:database-display> <text:database-next text:table-name="Sheet1" text:table-type="table" text:condition="ooow:TRUE" text:database-name="serialnumbers"/></text:h><text:p text:style-name="P1">Testdate: </text:p></text:section></draw:text-box></draw:frame><draw:frame draw:style-name="fr1" draw:name="Frame50" text:anchor-type="as-char" svg:width="7.001cm" svg:height="1.69cm" draw:z-index="49"><draw:text-box><text:section text:style-name="Sect1" text:name="Section49" text:protected="true"><text:section-source text:section-name="MasterLabel"/><text:h text:style-name="P2" text:outline-level="1" text:restart-numbering="true" text:start-value="1">GECKO3power <text:database-display text:table-name="Sheet1" text:table-type="table" text:column-name="S-Nr." text:database-name="serialnumbers">1</text:database-display> <text:database-next text:table-name="Sheet1" text:table-type="table" text:condition="ooow:TRUE" text:database-name="serialnumbers"/></text:h><text:p text:style-name="P1">Testdate: </text:p><text:h text:style-name="P2" text:outline-level="1">GECKO3power <text:database-display text:table-name="Sheet1" text:table-type="table" text:column-name="S-Nr." text:database-name="serialnumbers">2</text:database-display> <text:database-next text:table-name="Sheet1" text:table-type="table" text:condition="ooow:TRUE" text:database-name="serialnumbers"/></text:h><text:p text:style-name="P1">Testdate: </text:p></text:section></draw:text-box></draw:frame><draw:frame draw:style-name="fr1" draw:name="Frame51" text:anchor-type="as-char" svg:width="7.001cm" svg:height="1.69cm" draw:z-index="50"><draw:text-box><text:section text:style-name="Sect1" text:name="Section50" text:protected="true"><text:section-source text:section-name="MasterLabel"/><text:h text:style-name="P2" text:outline-level="1" text:restart-numbering="true" text:start-value="1">GECKO3power <text:database-display text:table-name="Sheet1" text:table-type="table" text:column-name="S-Nr." text:database-name="serialnumbers">1</text:database-display> <text:database-next text:table-name="Sheet1" text:table-type="table" text:condition="ooow:TRUE" text:database-name="serialnumbers"/></text:h><text:p text:style-name="P1">Testdate: </text:p><text:h text:style-name="P2" text:outline-level="1">GECKO3power <text:database-display text:table-name="Sheet1" text:table-type="table" text:column-name="S-Nr." text:database-name="serialnumbers">2</text:database-display> <text:database-next text:table-name="Sheet1" text:table-type="table" text:condition="ooow:TRUE" text:database-name="serialnumbers"/></text:h><text:p text:style-name="P1">Testdate: </text:p></text:section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HelveticaNeue LT 65 Medium" svg:font-family="'HelveticaNeue LT 65 Medium'" style:font-adornments="Bold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HelveticaNeue LT 45 Light" svg:font-family="'HelveticaNeue LT 45 Light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de" fo:country="CH" style:letter-kerning="tru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text-properties style:font-name="HelveticaNeue LT 45 Light" fo:language="en" fo:country="GB" fo:font-weight="25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Andale Sans UI" style:font-size-asian="14pt" style:font-name-complex="Tahoma" style:font-size-complex="14pt"/>
    </style:style>
    <style:style style:name="Heading_20_1" style:display-name="Heading 1" style:family="paragraph" style:parent-style-name="Standard" style:next-style-name="Text_20_body" style:class="text" style:master-page-name="" style:default-outline-level="1">
      <style:paragraph-properties fo:margin-top="0.15cm" fo:margin-bottom="0cm"/>
      <style:text-properties style:font-name="HelveticaNeue LT 65 Medium" fo:font-size="8pt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Labels" style:family="graphic" style:auto-update="true">
      <style:graphic-properties svg:width="7.001cm" svg:height="1.69cm" text:anchor-type="as-char" svg:y="0cm" fo:margin-left="0cm" fo:margin-right="0cm" fo:margin-top="0cm" fo:margin-bottom="0cm" style:protect="size position" style:vertical-pos="top" style:vertical-rel="baseline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43cm" fo:page-height="29.245cm" style:num-format="" style:print-orientation="portrait" fo:margin-top="0.478cm" fo:margin-bottom="0.019cm" fo:margin-left="0cm" fo:margin-right="0.01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8$Build-9161</meta:generator>
    <meta:creation-date>2008-01-28T17:26:50</meta:creation-date>
    <dc:date>2008-07-28T18:37:51</dc:date>
    <meta:print-date>2008-07-28T18:32:37</meta:print-date>
    <dc:language>de-CH</dc:language>
    <meta:editing-cycles>16</meta:editing-cycles>
    <meta:editing-duration>PT1H26M4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21" meta:word-count="204" meta:character-count="2601"/>
  </office:meta>
</office:document-meta>
</file>